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219c" officeooo:paragraph-rsid="000b5db8" style:font-weight-asian="bold" style:font-weight-complex="bold"/>
    </style:style>
    <style:style style:name="P2" style:family="paragraph" style:parent-style-name="Standard">
      <style:text-properties officeooo:rsid="000b5db8" officeooo:paragraph-rsid="000b5db8"/>
    </style:style>
    <style:style style:name="P3" style:family="paragraph" style:parent-style-name="Standard">
      <style:text-properties officeooo:rsid="000b5db8" officeooo:paragraph-rsid="001101c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01c3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3"/></text:p>
      <text:p text:style-name="P2"><text:span text:style-name="T1">1. </text:span><text:span text:style-name="T2">Circular Queue:</text:span></text:p>
      <text:p text:style-name="P2"><text:span text:style-name="T2"><text:s/>TEST:</text:span></text:p>
      <text:p text:style-name="P3"><text:span text:style-name="T2"><text:s text:c="4"/>Enqueue: <text:s/>Entering group of data successful </text:span></text:p>
      <text:p text:style-name="P3"><text:span text:style-name="T2"><text:tab/><text:tab/>if(space is not available)</text:span></text:p>
      <text:p text:style-name="P3"><text:span text:style-name="T2"><text:tab/><text:tab/> data is partly working;</text:span></text:p>
      <text:p text:style-name="P3"><text:span text:style-name="T2"><text:tab/><text:tab/>result :FAIL</text:span></text:p>
      <text:p text:style-name="P3"><text:span text:style-name="T2"><text:s text:c="3"/>Dequeue: Dequeue from Queue is succeful but when it is copying to dequeue.txt it is showing in character .</text:span></text:p>
      <text:p text:style-name="P3"><text:span text:style-name="T2"><text:tab/>Result: Fai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7T16:11:41.119346753</meta:creation-date>
    <dc:date>2018-09-11T18:13:48.382694140</dc:date>
    <meta:editing-duration>PT28M57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9" meta:word-count="41" meta:character-count="265" meta:non-whitespace-character-count="211"/>
  </office:meta>
</office:document-meta>
</file>